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n. W. Austi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9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Dallas</text:p>
      <text:p text:style-name="P6">State<text:tab/><text:tab/><text:tab/><text:tab/><text:tab/><text:tab/>TX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<text:tab/>Organized February 24th, 1887, for Historical and Scientific Study and Research, and the Promotion of Literature/ and the Fine Arts in Texas. <text:s/>Pamphlets of interest are solicited, also letters and documents signed by distinguished/ persons, for a collection being formed for preservation in the rooms of the Society./</text:p>
      <text:p text:style-name="P2">TRINITY HISTORICAL SOCIETY,/</text:p>
      <text:p text:style-name="P2">DALLAS, TEXAS./</text:p>
      <text:p text:style-name="P3">BEN. W. AUSTIN, Secretary./</text:p>
      <text:p text:style-name="P4">Mar 29. 1891./</text:p>
      <text:p text:style-name="P3">Rabbi Sabato Morais/</text:p>
      <text:p text:style-name="P3"><text:tab/>Philadelphia Pa/</text:p>
      <text:p text:style-name="P3">Dear Sir/</text:p>
      <text:p text:style-name="P3"><text:tab/>The members of this society/ desiring to convey to you in some manner an/ expression of their esteem, have unanimously/ elected you an honorary member,/</text:p>
      <text:p text:style-name="P3"><text:tab/>Very respectfully yours,/ Ben. W. Austin/ Sec'ty/</text:p>
      <text:p text:style-name="P3"><text:soft-page-break/><text:tab/>Would you kindly favor us with your pho-/tograph?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1:45:30.55</meta:creation-date>
    <meta:document-statistic meta:table-count="0" meta:image-count="0" meta:object-count="0" meta:page-count="3" meta:paragraph-count="71" meta:word-count="272" meta:character-count="1959"/>
    <dc:date>2011-11-23T11:56:41.61</dc:date>
    <dc:creator>Penn Libraries</dc:creator>
    <meta:editing-duration>PT00H11M11S</meta:editing-duration>
    <meta:editing-cycles>1</meta:editing-cycles>
    <meta:generator>OpenOffice.org/3.2$Win32 OpenOffice.org_project/320m12$Build-9483</meta:generator>
  </office:meta>
</office:document-meta>
</file>